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048" calcext:value-type="float">
            <text:p>152.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38" calcext:value-type="float">
            <text:p>151.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4656" calcext:value-type="float">
            <text:p>151.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16" calcext:value-type="float">
            <text:p>149.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88" calcext:value-type="float">
            <text:p>146.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8688" calcext:value-type="float">
            <text:p>146.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9064" calcext:value-type="float">
            <text:p>146.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672" calcext:value-type="float">
            <text:p>145.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702" calcext:value-type="float">
            <text:p>142.5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1592" calcext:value-type="float">
            <text:p>142.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352" calcext:value-type="float">
            <text:p>142.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072" calcext:value-type="float">
            <text:p>142.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7624" calcext:value-type="float">
            <text:p>145.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736" calcext:value-type="float">
            <text:p>146.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8208" calcext:value-type="float">
            <text:p>146.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1904" calcext:value-type="float">
            <text:p>144.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816" calcext:value-type="float">
            <text:p>141.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30832" calcext:value-type="float">
            <text:p>141.5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796" calcext:value-type="float">
            <text:p>141.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968" calcext:value-type="float">
            <text:p>142.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068" calcext:value-type="float">
            <text:p>142.6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7688" calcext:value-type="float">
            <text:p>142.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7688" calcext:value-type="float">
            <text:p>142.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496" calcext:value-type="float">
            <text:p>142.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28112" calcext:value-type="float">
            <text:p>142.6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844" calcext:value-type="float">
            <text:p>141.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512" calcext:value-type="float">
            <text:p>140.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76" calcext:value-type="float">
            <text:p>140.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128" calcext:value-type="float">
            <text:p>143.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136" calcext:value-type="float">
            <text:p>144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648" calcext:value-type="float">
            <text:p>143.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2448" calcext:value-type="float">
            <text:p>142.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32" calcext:value-type="float">
            <text:p>143.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464" calcext:value-type="float">
            <text:p>143.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792" calcext:value-type="float">
            <text:p>143.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104" calcext:value-type="float">
            <text:p>141.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31032" calcext:value-type="float">
            <text:p>143.1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7312" calcext:value-type="float">
            <text:p>143.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5976" calcext:value-type="float">
            <text:p>142.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0736" calcext:value-type="float">
            <text:p>142.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7064" calcext:value-type="float">
            <text:p>143.3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168" calcext:value-type="float">
            <text:p>142.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632" calcext:value-type="float">
            <text:p>142.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5872" calcext:value-type="float">
            <text:p>142.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844" calcext:value-type="float">
            <text:p>141.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76" calcext:value-type="float">
            <text:p>140.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11704" calcext:value-type="float">
            <text:p>142.4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184" calcext:value-type="float">
            <text:p>140.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944" calcext:value-type="float">
            <text:p>140.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38" calcext:value-type="float">
            <text:p>140.8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224" calcext:value-type="float">
            <text:p>139.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224" calcext:value-type="float">
            <text:p>139.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08" calcext:value-type="float">
            <text:p>139.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6464" calcext:value-type="float">
            <text:p>142.3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776" calcext:value-type="float">
            <text:p>142.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152" calcext:value-type="float">
            <text:p>141.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432" calcext:value-type="float">
            <text:p>141.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2304" calcext:value-type="float">
            <text:p>138.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6144" calcext:value-type="float">
            <text:p>141.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0216" calcext:value-type="float">
            <text:p>139.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296" calcext:value-type="float">
            <text:p>141.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008" calcext:value-type="float">
            <text:p>141.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528" calcext:value-type="float">
            <text:p>141.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512" calcext:value-type="float">
            <text:p>140.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152" calcext:value-type="float">
            <text:p>137.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192" calcext:value-type="float">
            <text:p>141.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664" calcext:value-type="float">
            <text:p>140.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704" calcext:value-type="float">
            <text:p>140.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8504" calcext:value-type="float">
            <text:p>139.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928" calcext:value-type="float">
            <text:p>139.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584" calcext:value-type="float">
            <text:p>138.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112" calcext:value-type="float">
            <text:p>138.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496" calcext:value-type="float">
            <text:p>138.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256" calcext:value-type="float">
            <text:p>138.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44" calcext:value-type="float">
            <text:p>138.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8256" calcext:value-type="float">
            <text:p>134.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928" calcext:value-type="float">
            <text:p>135.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408" calcext:value-type="float">
            <text:p>135.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5792" calcext:value-type="float">
            <text:p>135.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496" calcext:value-type="float">
            <text:p>138.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7272" calcext:value-type="float">
            <text:p>139.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4" calcext:value-type="float">
            <text:p>138.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968" calcext:value-type="float">
            <text:p>138.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172" calcext:value-type="float">
            <text:p>137.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144" calcext:value-type="float">
            <text:p>137.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376" calcext:value-type="float">
            <text:p>136.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7128" calcext:value-type="float">
            <text:p>135.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168" calcext:value-type="float">
            <text:p>135.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848" calcext:value-type="float">
            <text:p>132.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664" calcext:value-type="float">
            <text:p>133.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6296" calcext:value-type="float">
            <text:p>130.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712" calcext:value-type="float">
            <text:p>133.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704" calcext:value-type="float">
            <text:p>132.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7088" calcext:value-type="float">
            <text:p>132.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88" calcext:value-type="float">
            <text:p>131.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832" calcext:value-type="float">
            <text:p>131.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736" calcext:value-type="float">
            <text:p>131.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36" calcext:value-type="float">
            <text:p>127.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368" calcext:value-type="float">
            <text:p>128.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5504" calcext:value-type="float">
            <text:p>127.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352" calcext:value-type="float">
            <text:p>127.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968" calcext:value-type="float">
            <text:p>126.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544" calcext:value-type="float">
            <text:p>123.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824" calcext:value-type="float">
            <text:p>126.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264" calcext:value-type="float">
            <text:p>123.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2144" calcext:value-type="float">
            <text:p>125.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624" calcext:value-type="float">
            <text:p>122.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6216" calcext:value-type="float">
            <text:p>123.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1456" calcext:value-type="float">
            <text:p>124.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744" calcext:value-type="float">
            <text:p>120.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9348" calcext:value-type="float">
            <text:p>123.0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352" calcext:value-type="float">
            <text:p>119.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47872" calcext:value-type="float">
            <text:p>117.8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104" calcext:value-type="float">
            <text:p>122.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750</text:p>
          </table:table-cell>
          <table:table-cell office:value-type="string" calcext:value-type="string">
            <text:p>200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712" calcext:value-type="float">
            <text:p>121.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34" meta:object-count="0"/>
    <meta:user-defined meta:name="AppVersion">3.0</meta:user-defined>
  </office:meta>
</office:document-meta>
</file>